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On<text:s/>voit que la matrice diagonalisée obtenue par calculer la matrice XTX a les valeurs propres sur<text:s/>la ligne diagonale, les autres éléments sont<text:s/>proche à 0, qui est acceptab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宋体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anting Li</meta:initial-creator>
    <dc:creator>Yanting LI</dc:creator>
    <meta:creation-date>2017-01-21T10:52:00Z</meta:creation-date>
    <dc:date>2017-01-21T22:46:00Z</dc:date>
    <meta:template xlink:href="Normal.dotm" xlink:type="simple"/>
    <meta:editing-cycles>3</meta:editing-cycles>
    <meta:editing-duration>PT7980S</meta:editing-duration>
    <meta:document-statistic meta:page-count="1" meta:paragraph-count="1" meta:word-count="26" meta:character-count="174" meta:row-count="1" meta:non-whitespace-character-count="149"/>
  </office:meta>
</office:document-meta>
</file>